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ğitim Esasları</text:span></text:p>
      <text:p text:style-name="Standard"/>
      <text:list xml:id="list2698198968" text:style-name="WWNum1">
        <text:list-item>
          <text:p text:style-name="P1">Eğitim 13 Nisan 2020 Pazartesi günü itibariyle başlayacaktır.</text:p>
        </text:list-item>
        <text:list-item>
          <text:p text:style-name="P1">Eğitime katılanlar, kendi GitHub hesapları ile "JavaTraining" isimli bir GitHub reposu oluşturacaklardır. Söz konusu GitHub repoları public olacak ve adreslerini bizlerle paylacaklardır.</text:p>
        </text:list-item>
        <text:list-item>
          <text:p text:style-name="P1">Eğitimler birer haftalık periyotlar halinde ilerleyecek ve her bir periyot ayrı bir ödevin yapılması şeklinde icra edilecektir. Toplam 11 adet ödev verilecektir.</text:p>
        </text:list-item>
        <text:list-item>
          <text:p text:style-name="P1">Her haftanın pazartesi günü o periyoda ait t0 zamanı olacaktır. t0 da o haftaya ait ödev e-posta ile verilecektir. </text:p>
        </text:list-item>
        <text:list-item>
          <text:p text:style-name="P1">O periyoda ait cuma günü (t0 + 5) gece 23:59 ‘a kadar aşağıdaki adımlar tamamlanacaktır:</text:p>
          <text:list>
            <text:list-item>
              <text:p text:style-name="P2">Ödevle ilgili eclipse projesinin ödevin adıyla (HW1, HW2 gibi) oluşturulması, </text:p>
            </text:list-item>
            <text:list-item>
              <text:p text:style-name="P2">İçerisinde kod parçası bulunan her bir soru için soru ismi ile (Q1, Q2 gibi) java classlarının oluşturulması, yoksa main classlarının eklenmesi, </text:p>
            </text:list-item>
            <text:list-item>
              <text:p text:style-name="P2">Soru bazında kodun derlenmesi, çalıştırılması ve üzerinde konuyu anlamaya yönelik denemeler yapılması, </text:p>
            </text:list-item>
            <text:list-item>
              <text:p text:style-name="P2">Tüm soruların cevapları hakkında açık kaynaklardan faydalanarak sonuç raporu hazırlanması. Sonuç raporları, soruların cevaplarını açıklamaya yönelik özet (insight) bilgiler içermelidir. Oluşturulan eclipse projesi ve pdf formatına çevrilmiş sonuç raporu hazırlandıktan sonra, kendilerine ait GitHub reposuna commitlenmelidir. </text:p>
            </text:list-item>
          </text:list>
        </text:list-item>
        <text:list-item>
          <text:p text:style-name="P1">O periyoda ait cumartesi günü (t0 + 6) da verilen ödeve ait cevap anahtarı e-posta ile verilecektir. <text:s/></text:p>
        </text:list-item>
        <text:list-item>
          <text:p text:style-name="P1">O periyoda ait pazar günü (t0 + 7) gece 23:59’a kadar aşağıdaki adımlar tamamlanacaktır:</text:p>
          <text:list>
            <text:list-item>
              <text:p text:style-name="P2">Ödev cevaplarının kontrol edilerek daha önce commitlenen raporlarda doğru/yanlış işaretlemesinin yapılması ve yanlış cevapların düzeltilmesi (SELF-CHECK),</text:p>
            </text:list-item>
            <text:list-item>
              <text:p text:style-name="P2">Düzeltilmiş raporların yeniden commitlenmesi.</text:p>
            </text:list-item>
          </text:list>
        </text:list-item>
        <text:list-item>
          <text:p text:style-name="P1">Takip eden Pazartesi günü belirlenecek bir saatte internet üzerinden bir ders yapılarak, bir önceki haftanın soruları üzerinden geçilecektir. Ders saati e-posta ile bildirilecektir.</text:p>
        </text:list-item>
        <text:list-item>
          <text:p text:style-name="P1">Commit edilen ödevler eğitim sorumluları tarafından kontrol edilecektir. Fakat burada şu esas çok önemlidir: Eğitimler güven esasına dayalı olarak icra edilecek olup, tamamen kişinin kendi kendisini eğitmesi, denetlemesi ve ilerlemesi şeklinde olacaktır. Eğitimi alanlardan tüm soruları araştırarak, çözümünü üreterek, mantığını anlayarak ödevleri tamamen kendisi yaparak ilerlemesi beklenmektedir. Burada dürüstlük çok önemlidir. Eğitim sonrasında birlikte çalışacağımızı düşünerek, kimin ne seviyede eğitimi kendisinin yaptığının kolayca anlaşılacağı, burada fark edilecek bir olumsuzluğun hoş bir intiba bırakmayacağı unutulmamalıdır.</text:p>
        </text:list-item>
        <text:list-item>
          <text:p text:style-name="P1">İkili-üçlü gruplar halinde birlikte çalışılabilir, fakat ödevler ayrı ayrı commit edilmelidir. (online olarak birlikte çalışılabilir, lütfen covid-19 tedbirlerine bağlı kalınız.) </text:p>
        </text:list-item>
        <text:list-item>
          <text:p text:style-name="P1">Eğitim başlangıcında, 5 nci maddede belirtilen adımlardan beklentinin bir örnek ile ortaya konması için, örnek bir çalışma (kod, rapor vb.) yapılıp paylaşılacaktır. </text:p>
        </text:list-item>
        <text:list-item>
          <text:p text:style-name="P1">Hepinize başarılar diliyoru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7in" fo:margin-right="0.7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378" meta:character-count="2897" meta:non-whitespace-character-count="2547"/>
    <meta:generator>LibreOfficeDev/6.0.5.2$Linux_X86_64 LibreOffice_project/</meta:generator>
  </office:meta>
</office:document-meta>
</file>